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ee4" officeooo:paragraph-rsid="0016fee4"/>
    </style:style>
    <style:style style:name="P2" style:family="paragraph" style:parent-style-name="Title"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.0799in" svg:stroke-color="#000000" draw:marker-start-width="0.2575in" draw:marker-end-width="0.2575in" draw:fill-color="#ffffff" draw:textarea-horizontal-align="justify" draw:textarea-vertical-align="middle" draw:auto-grow-height="false" fo:min-height="2.252in" fo:min-width="8.3882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4" svg:width="9.6752in" svg:height="4.6594in" svg:x="0.3098in" svg:y="0.8362in"><text:p text:style-name="P3"><text:span text:style-name="T1">TuxCon</text:span><text:span text:style-name="T2"> 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0:13:02.551768983</meta:creation-date>
    <meta:print-date>2018-06-09T00:19:51.933715705</meta:print-date>
    <dc:date>2018-06-09T00:30:45.361837958</dc:date>
    <meta:editing-duration>PT7M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6.2$Linux_X86_64 LibreOffice_project/40m0$Build-2</meta:generator>
  </office:meta>
</office:document-meta>
</file>